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e5f6" officeooo:paragraph-rsid="000ce5f6"/>
    </style:style>
    <style:style style:name="P2" style:family="paragraph" style:parent-style-name="Standard">
      <style:text-properties officeooo:rsid="000e5da7" officeooo:paragraph-rsid="000e5da7"/>
    </style:style>
    <style:style style:name="P3" style:family="paragraph" style:parent-style-name="Standard">
      <style:text-properties fo:font-weight="bold" officeooo:rsid="000e5da7" officeooo:paragraph-rsid="000e5da7" style:font-weight-asian="bold" style:font-weight-complex="bold"/>
    </style:style>
    <style:style style:name="P4" style:family="paragraph" style:parent-style-name="Standard">
      <style:text-properties officeooo:rsid="000f5c4b" officeooo:paragraph-rsid="000f5c4b"/>
    </style:style>
    <style:style style:name="P5" style:family="paragraph" style:parent-style-name="Standard">
      <style:text-properties officeooo:rsid="000fca47" officeooo:paragraph-rsid="000fca47"/>
    </style:style>
    <style:style style:name="T1" style:family="text">
      <style:text-properties officeooo:rsid="000f5c4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llo. Mein Name ist Matthias. Ich bin seit über fünf Jahren selbständiger Deutschlehrer.</text:p>
      <text:p text:style-name="P1">In dieser Zeit habe ich mit mehr als 200 Schülern aus aller Welt und jedem Alter gearbeitet.</text:p>
      <text:p text:style-name="P1"/>
      <text:p text:style-name="P2">Arbeit mit Erwachsenen</text:p>
      <text:p text:style-name="P2"/>
      <text:p text:style-name="P3">- <text:span text:style-name="T1">Einfache </text:span>Konversation:</text:p>
      <text:p text:style-name="P2"/>
      <text:p text:style-name="P2">Ich habe viele Schüler, die in der Vergangenheit Deutsch gelernt haben und jetzt ihre Sprachkenntnisse erhalten wollen, oder einfach Spaß daran haben, sich mit jemandem auf Deutsch zu unterhalten. Da diese Stunden in der Regel wenig oder gar keine Vorbereitung und Nacharbeit benötigen, kann ich diese Stunden vergünstigt anbieten. Sie können mich jederzeit gezielt darauf ansprechen.</text:p>
      <text:p text:style-name="P2"/>
      <text:p text:style-name="P3">- Deutsch <text:span text:style-name="T1">Prüfungsvorbereitung</text:span></text:p>
      <text:p text:style-name="P2"/>
      <text:p text:style-name="P4">Viele Schüler müssen für ihren Beruf Deutschkenntnisse auf einem bestimmten Niveau nachweisen.</text:p>
      <text:p text:style-name="P4">Dabei habe ich es oft mit den folgenden beiden Fällen zu tun.</text:p>
      <text:p text:style-name="P4"/>
      <text:p text:style-name="P4">1. Der Arbeitgeber verlangt ein Zertifikat über Deutschkenntnisse (meistens B2) obwohl es während der Arbeit in der Regel nicht wichtig ist, fließend Deutsch zu sprechen.</text:p>
      <text:p text:style-name="P4"><text:tab/></text:p>
      <text:p text:style-name="P4">2. Die Arbeit verlangt ein Zertifikat und es wird auf der Arbeit oder mit den Kunden überwiegend oder ausschließlich Deutsch gesprochen.</text:p>
      <text:p text:style-name="P4"/>
      <text:p text:style-name="P5">Häufig kommen Schüler erst kurz vor den Prüfungen zu mir. Wenn Sie sich in einem dieser Fälle wiedererkennen, fühlen Sie sich frei, mir ein Nachricht zukommen zu lassen.</text:p>
      <text:p text:style-name="P5"/>
      <text:p text:style-name="P5">Für die Prüfungsvorbereitung ist es häufig sinnvoll, wenn der Schüler eigenes Material mitbringt. </text:p>
      <text:p text:style-name="P4"/>
      <text:p text:style-name="P4"/>
      <text:p text:style-name="P4"/>
      <text:p text:style-name="P4"/>
      <text:p text:style-name="P4"/>
      <text:p text:style-name="P2"><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27T17:02:03.129554900</meta:creation-date>
    <dc:date>2026-04-27T17:58:45.896982500</dc:date>
    <meta:editing-duration>PT46M28S</meta:editing-duration>
    <meta:editing-cycles>3</meta:editing-cycles>
    <meta:generator>LibreOffice/25.8.3.2$Windows_X86_64 LibreOffice_project/8ca8d55c161d602844f5428fa4b58097424e324e</meta:generator>
    <meta:document-statistic meta:table-count="0" meta:image-count="0" meta:object-count="0" meta:page-count="1" meta:paragraph-count="14" meta:word-count="206" meta:character-count="1371" meta:non-whitespace-character-count="1174"/>
  </office:meta>
</office:document-meta>
</file>